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0D000001F4DA0BF708E14659E2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FreeMono1" svg:font-family="FreeMono" style:font-family-generic="modern" style:font-pitch="fixed"/>
    <style:font-face style:name="Red Hat Text" svg:font-family="'Red Hat Text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9.3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font-name="Red Hat Text" fo:font-size="78.8000030517578pt"/>
    </style:style>
    <style:style style:name="P2" style:family="paragraph">
      <loext:graphic-properties draw:fill="none" draw:fill-color="#ffffff"/>
      <style:paragraph-properties fo:text-align="start" style:writing-mode="lr-tb"/>
      <style:text-properties style:font-name="Red Hat Text" fo:font-size="80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36pt" style:font-weight-asian="bold" style:font-size-complex="36pt" style:font-weight-complex="bold"/>
    </style:style>
    <style:style style:name="T2" style:family="text">
      <style:text-properties fo:font-size="6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948cm" svg:height="9.64cm" svg:x="0.215cm" svg:y="-1.735cm">
          <draw:text-box>
            <text:p text:style-name="P1"><text:span text:style-name="T1">J631</text:span><text:span text:style-name="T2"> Enterprise Services</text:span></text:p>
          </draw:text-box>
        </draw:frame>
        <draw:frame draw:style-name="gr2" draw:text-style-name="P3" draw:layer="layout" svg:width="3.668cm" svg:height="3.566cm" svg:x="24.272cm" svg:y="1.27cm">
          <draw:image xlink:href="Pictures/100000000000020D000001F4DA0BF708E14659E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FreeMono1" svg:font-family="FreeMono" style:font-family-generic="modern" style:font-pitch="fixed"/>
    <style:font-face style:name="Red Hat Text" svg:font-family="'Red Hat Text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3-03-20T16:00:51.729185494</dc:date>
    <meta:editing-duration>PT19M32S</meta:editing-duration>
    <meta:editing-cycles>4</meta:editing-cycles>
    <meta:generator>LibreOffice/6.4.7.2$Linux_X86_64 LibreOffice_project/40$Build-2</meta:generator>
    <meta:document-statistic meta:object-count="2"/>
  </office:meta>
</office:document-meta>
</file>